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4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3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number-columns-repeated="2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/>
        </table:table-row>
        <table:table-row table:style-name="ro5" table:number-rows-repeated="3">
          <table:table-cell table:number-columns-repeated="10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9"/>
        </table:table-row>
        <table:table-row table:style-name="ro5" table:number-rows-repeated="106">
          <table:table-cell table:number-columns-repeated="10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3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28];[.J36];[.J85];[.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66];[.J83];[.J118];[.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I72];[.I88];[.I96];[.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29];[.J111];[.J155];[.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6];[.J17];[.J68];[.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35];[.J45];[.J53];[.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26];[.J46];[.J62];[.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67];[.J84];[.J152];[.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5];[.J41];[.J107];[.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4"/>
        </table:table-row>
        <table:table-row table:style-name="ro5">
          <table:table-cell table:number-columns-repeated="3"/>
          <table:table-cell table:style-name="ce14"/>
          <table:table-cell table:number-columns-repeated="6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4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 table:number-columns-repeated="10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J19];[.J69];[.J77];[.J112];[.J130];[.J147];[.J156];[.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13];[.J22];[.J31];[.J58];[.J74];[.J109];[.J143];[.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7];[.J15];[.J24];[.J43];[.J55];[.J64];[.J131];[.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J12];[.J21];[.J65];[.J73];[.J92];[.J103];[.J137];[.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J33];[.J40];[.J48];[.J56];[.J78];[.J116];[.J149];[.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J10];[.J18];[.J27];[.J63];[.J86];[.J110];[.J139];[.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J16];[.J37];[.J89];[.J98];[.J114];[.J125];[.J162];[.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J30];[.J75];[.J117];[.J128];[.J136];[.J160];[.J168];[.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14];[.J61];[.J81];[.J90];[.J150];[.J159];[.J169];[.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2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4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J9];[.J44];[.J52];[.J60];[.J93];[.J121];[.J138];[.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J39];[.J49];[.J91];[.J100];[.J126];[.J153];[.J170];[.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J34];[.J80];[.J104];[.J113];[.J122];[.J140];[.J151];[.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J38];[.J47];[.J57];[.J82];[.J120];[.J129];[.J164];[.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J25];[.J87];[.J97];[.J105];[.J132];[.J141];[.J167];[.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J94];[.J102];[.J119];[.J127];[.J148];[.J157];[.J165];[.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J8];[.J54];[.J70];[.J79];[.J134];[.J145];[.J154];[.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J11];[.J20];[.J42];[.J50];[.J59];[.J95];[.J108];[.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4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J23];[.J32];[.J51];[.J71];[.J99];[.J115];[.J123];[.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4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4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4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2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4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4"/>
        </table:table-row>
        <table:table-row table:style-name="ro5" table:number-rows-repeated="1048204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  <table:database-ranges>
        <table:database-range table:name="__Anonymous_Sheet_DB__0" table:target-range-address="'combo-2-180_items-best'.A7:'combo-2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4:11:13.334193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4:27:52.685988898</dc:date>
    <meta:editing-duration>P1DT20H33M42S</meta:editing-duration>
    <meta:editing-cycles>206</meta:editing-cycles>
    <meta:document-statistic meta:table-count="1" meta:cell-count="1387" meta:object-count="0"/>
  </office:meta>
</office:document-meta>
</file>